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Standard">
      <style:text-properties fo:language="ru" fo:country="RU"/>
    </style:style>
    <style:style style:name="P3" style:family="paragraph" style:parent-style-name="Standard">
      <style:paragraph-properties fo:text-align="start" style:justify-single-word="false"/>
      <style:text-properties fo:language="ru" fo:country="RU"/>
    </style:style>
    <style:style style:name="P4" style:family="paragraph" style:parent-style-name="Standard">
      <style:text-properties fo:font-weight="bold" style:font-weight-asian="bold" style:font-weight-complex="bold"/>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Standard" style:list-style-name="L1">
      <style:text-properties fo:language="ru" fo:country="RU"/>
    </style:style>
    <style:style style:name="P7" style:family="paragraph" style:parent-style-name="Standard">
      <style:paragraph-properties fo:text-align="start" style:justify-single-word="false"/>
      <style:text-properties fo:language="ru" fo:country="RU"/>
    </style:style>
    <style:style style:name="P8" style:family="paragraph" style:parent-style-name="Standard" style:list-style-name="L2">
      <style:paragraph-properties fo:text-align="start" style:justify-single-word="false"/>
      <style:text-properties fo:language="ru" fo:country="RU"/>
    </style:style>
    <style:style style:name="P9" style:family="paragraph" style:parent-style-name="Standard" style:list-style-name="L3">
      <style:text-properties fo:language="ru" fo:country="RU"/>
    </style:style>
    <style:style style:name="P10" style:family="paragraph" style:parent-style-name="Standard" style:list-style-name="L4">
      <style:text-properties fo:language="ru" fo:country="RU"/>
    </style:style>
    <style:style style:name="P11" style:family="paragraph" style:parent-style-name="Standard" style:list-style-name="L4">
      <style:text-properties fo:language="ru" fo:country="RU" fo:font-weight="normal" style:font-weight-asian="normal" style:font-weight-complex="normal"/>
    </style:style>
    <style:style style:name="P12" style:family="paragraph" style:parent-style-name="Standard" style:list-style-name="L4">
      <style:text-properties fo:language="ru" fo:country="RU" fo:font-style="normal" fo:font-weight="normal" style:font-style-asian="normal" style:font-weight-asian="normal" style:font-style-complex="normal" style:font-weight-complex="normal"/>
    </style:style>
    <style:style style:name="P13" style:family="paragraph" style:parent-style-name="Standard" style:list-style-name="L4"/>
    <style:style style:name="P14" style:family="paragraph" style:parent-style-name="Standard" style:list-style-name="L6"/>
    <style:style style:name="P15" style:family="paragraph" style:parent-style-name="Standard" style:list-style-name="L2">
      <style:paragraph-properties fo:margin-left="0.9846in" fo:margin-right="0in" fo:text-align="start" style:justify-single-word="false" fo:text-indent="-0.25in" style:auto-text-indent="false"/>
      <style:text-properties fo:language="ru" fo:country="RU"/>
    </style:style>
    <style:style style:name="P16" style:family="paragraph" style:parent-style-name="Standard" style:list-style-name="L5">
      <style:paragraph-properties fo:margin-left="0.9846in" fo:margin-right="0in" fo:text-indent="-0.25in" style:auto-text-indent="false"/>
      <style:text-properties fo:language="ru" fo:country="RU"/>
    </style:style>
    <style:style style:name="P17" style:family="paragraph" style:parent-style-name="Text_20_body">
      <style:text-properties fo:font-style="normal" style:font-style-asian="normal" style:font-style-complex="normal"/>
    </style:style>
    <style:style style:name="P18" style:family="paragraph" style:parent-style-name="Heading_20_2">
      <style:text-properties fo:language="ru" fo:country="RU"/>
    </style:style>
    <style:style style:name="P19" style:family="paragraph" style:parent-style-name="Header">
      <style:text-properties fo:language="ru" fo:country="RU"/>
    </style:style>
    <style:style style:name="P20" style:family="paragraph" style:parent-style-name="Title">
      <style:text-properties fo:language="ru" fo:country="RU"/>
    </style:style>
    <style:style style:name="T1" style:family="text">
      <style:text-properties style:text-position="super 58%" fo:font-weight="normal" style:font-weight-asian="normal" style:font-weight-complex="normal"/>
    </style:style>
    <style:style style:name="T2" style:family="text">
      <style:text-properties style:text-position="super 58%"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fo:language="ru" fo:country="RU" style:font-size-asian="10pt" style:font-size-complex="10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20"><text:bookmark-start text:name="__RefHeading__290_696563698"/>Руководство пользователя программы Mathstyle Pro<text:bookmark-end text:name="__RefHeading__290_696563698"/></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5"><text:a xlink:type="simple" xlink:href="#__RefHeading__294_696563698" text:style-name="Index_20_Link" text:visited-style-name="Index_20_Link">Назначение<text:tab/>1</text:a></text:p>
          <text:p text:style-name="P1"><text:a xlink:type="simple" xlink:href="#__RefHeading__540_696563698" text:style-name="Index_20_Link" text:visited-style-name="Index_20_Link">Назначение программы<text:tab/>1</text:a></text:p>
          <text:p text:style-name="P1"><text:a xlink:type="simple" xlink:href="#__RefHeading__536_696563698" text:style-name="Index_20_Link" text:visited-style-name="Index_20_Link">Список решаемых задач<text:tab/>1</text:a></text:p>
          <text:p text:style-name="P5"><text:a xlink:type="simple" xlink:href="#__RefHeading__544_696563698" text:style-name="Index_20_Link" text:visited-style-name="Index_20_Link">Системные требования<text:tab/>2</text:a></text:p>
          <text:p text:style-name="P5"><text:a xlink:type="simple" xlink:href="#__RefHeading__423_696563698" text:style-name="Index_20_Link" text:visited-style-name="Index_20_Link">Руководство по использованию<text:tab/>2</text:a></text:p>
          <text:p text:style-name="P1"><text:a xlink:type="simple" xlink:href="#__RefHeading__298_696563698" text:style-name="Index_20_Link" text:visited-style-name="Index_20_Link">Начало работы<text:tab/>2</text:a></text:p>
          <text:p text:style-name="P1"><text:a xlink:type="simple" xlink:href="#__RefHeading__300_696563698" text:style-name="Index_20_Link" text:visited-style-name="Index_20_Link">Ввод данных<text:tab/>3</text:a></text:p>
          <text:p text:style-name="P1"><text:a xlink:type="simple" xlink:href="#__RefHeading__302_696563698" text:style-name="Index_20_Link" text:visited-style-name="Index_20_Link">Решение задач<text:tab/>4</text:a></text:p>
          <text:p text:style-name="P1"><text:a xlink:type="simple" xlink:href="#__RefHeading__304_696563698" text:style-name="Index_20_Link" text:visited-style-name="Index_20_Link">Просмотр решения<text:tab/>4</text:a></text:p>
          <text:p text:style-name="P1"><text:a xlink:type="simple" xlink:href="#__RefHeading__538_696563698" text:style-name="Index_20_Link" text:visited-style-name="Index_20_Link">Генерация задач выбранного типа<text:tab/>4</text:a></text:p>
          <text:p text:style-name="P1"><text:a xlink:type="simple" xlink:href="#__RefHeading__306_696563698" text:style-name="Index_20_Link" text:visited-style-name="Index_20_Link">Прочие возможности<text:tab/>4</text:a></text:p>
          <text:p text:style-name="P5"><text:a xlink:type="simple" xlink:href="#__RefHeading__310_696563698" text:style-name="Index_20_Link" text:visited-style-name="Index_20_Link">Примеры<text:tab/>5</text:a></text:p>
          <text:p text:style-name="P1"><text:a xlink:type="simple" xlink:href="#__RefHeading__531_696563698" text:style-name="Index_20_Link" text:visited-style-name="Index_20_Link">Решить квадратное уравнение<text:tab/>5</text:a></text:p>
          <text:p text:style-name="P1"><text:a xlink:type="simple" xlink:href="#__RefHeading__314_696563698" text:style-name="Index_20_Link" text:visited-style-name="Index_20_Link">Решить однородное тригонометрическое уравнение <text:tab/>5</text:a></text:p>
        </text:index-body>
      </text:table-of-content>
      <text:p text:style-name="P19"/>
      <text:p text:style-name="P2"/>
      <text:h text:style-name="Heading_20_1" text:outline-level="1"><text:bookmark-start text:name="__RefHeading__294_696563698"/>Назначение<text:bookmark-end text:name="__RefHeading__294_696563698"/></text:h>
      <text:h text:style-name="Heading_20_2" text:outline-level="2"><text:bookmark-start text:name="__RefHeading__540_696563698"/>Назначение программы<text:bookmark-end text:name="__RefHeading__540_696563698"/></text:h>
      <text:p text:style-name="P2">Программа предназначена для решения школьных типовых задач по математике. Результатом работы программы является пошаговое решение задачи.</text:p>
      <text:p text:style-name="P2">Программа также предоставляет пользователю возможность тренироваться в решении задач определенного типа.</text:p>
      <text:p text:style-name="P2">Программа предназначена для школьников и студентов, желающих приобрести практические навыки в решении типовых задач по математике.</text:p>
      <text:p text:style-name="P2">Программа имеет две характерных черты, отличающие ее из общего ряда программ для решения задач по математике</text:p>
      <text:list xml:id="list2996461581" text:style-name="L1">
        <text:list-item>
          <text:p text:style-name="P6">Программа показывает решение целиком, шаг за шагом, на русском языке.</text:p>
        </text:list-item>
        <text:list-item>
          <text:p text:style-name="P6">Никаких приближенных вычислений. Все вычисления проводятся при помощи пакета символьной арифметики.</text:p>
        </text:list-item>
      </text:list>
      <text:p text:style-name="P2"/>
      <text:h text:style-name="P18" text:outline-level="2"><text:bookmark-start text:name="__RefHeading__536_696563698"/>Список решаемых задач<text:bookmark-end text:name="__RefHeading__536_696563698"/></text:h>
      <text:p text:style-name="P3">В текущую версию 1.41 включены следующие типы задач</text:p>
      <text:list xml:id="list511009513" text:style-name="L2">
        <text:list-item>
          <text:p text:style-name="P8">Упрощение алгебраических выражений</text:p>
        </text:list-item>
        <text:list-item>
          <text:p text:style-name="P8">Решение уравнений </text:p>
        </text:list-item>
        <text:list-item>
          <text:p text:style-name="P15">линейных</text:p>
        </text:list-item>
        <text:list-item>
          <text:p text:style-name="P15">квадратных</text:p>
        </text:list-item>
        <text:list-item>
          <text:p text:style-name="P15">любой степени до 8-ой</text:p>
        </text:list-item>
        <text:list-item>
          <text:p text:style-name="P15">рациональных (1-ой и 2-ой степени)</text:p>
        </text:list-item>
        <text:list-item>
          <text:p text:style-name="P15">показательных</text:p>
        </text:list-item>
        <text:list-item>
          <text:p text:style-name="P15"><text:soft-page-break/>линейных тригонометрических</text:p>
        </text:list-item>
        <text:list-item>
          <text:p text:style-name="P15">однородных тригонометрических до 4-й степени</text:p>
        </text:list-item>
        <text:list-item>
          <text:p text:style-name="P8">Решение систем линейных уравнений размерностью до 10 </text:p>
        </text:list-item>
        <text:list-item>
          <text:p text:style-name="P15">квадратных</text:p>
        </text:list-item>
        <text:list-item>
          <text:p text:style-name="P15">прямоугольных (где число неизвестных не совпадает с числом уравнений)</text:p>
        </text:list-item>
        <text:list-item>
          <text:p text:style-name="P8">Производные </text:p>
        </text:list-item>
        <text:list-item>
          <text:p text:style-name="P15">многочленов</text:p>
        </text:list-item>
        <text:list-item>
          <text:p text:style-name="P15">рациональных функций</text:p>
        </text:list-item>
        <text:list-item>
          <text:p text:style-name="P8">Неравенства </text:p>
        </text:list-item>
        <text:list-item>
          <text:p text:style-name="P15">линейные</text:p>
        </text:list-item>
        <text:list-item>
          <text:p text:style-name="P15">квадратичные</text:p>
        </text:list-item>
        <text:list-item>
          <text:p text:style-name="P15">любой степени до 8-ой</text:p>
        </text:list-item>
        <text:list-item>
          <text:p text:style-name="P8">Системы перечисленных неравенств</text:p>
        </text:list-item>
        <text:list-item>
          <text:p text:style-name="P8">Совокупности перечисленных неравенств</text:p>
          <text:p text:style-name="P8"/>
        </text:list-item>
      </text:list>
      <text:h text:style-name="Heading_20_1" text:outline-level="1"><text:bookmark-start text:name="__RefHeading__544_696563698"/>Системные требования<text:bookmark-end text:name="__RefHeading__544_696563698"/></text:h>
      <text:p text:style-name="P2">Компьютер: Intel Pentium 4 от 2 Ггц, 512 Мб ОЗУ, 20 Мб свободного места на диске, SVGA монитор, обязательна мышь или аналогичный манипулятор;</text:p>
      <text:p text:style-name="P2"/>
      <text:p text:style-name="P2">ОС: Windows XP или выше;</text:p>
      <text:p text:style-name="P2"/>
      <text:p text:style-name="P2">Для проверки подлинности лицензии программа должна иметь доступ в интернет. Если лицензию проверить не удаётся, то программа будет работать в режиме ограниченной функциональности до момента удачной проверки лицензии. </text:p>
      <text:p text:style-name="P2"/>
      <text:p text:style-name="P2">Автор гарантирует, что никакой личной информации о пользователе или его компьютере в интернет передано не будет.</text:p>
      <text:p text:style-name="P2"/>
      <text:h text:style-name="Heading_20_1" text:outline-level="1"><text:bookmark-start text:name="__RefHeading__423_696563698"/>Руководство по использованию<text:bookmark-end text:name="__RefHeading__423_696563698"/></text:h>
      <text:h text:style-name="P18" text:outline-level="2"><text:bookmark-start text:name="__RefHeading__298_696563698"/>Начало работы<text:bookmark-end text:name="__RefHeading__298_696563698"/></text:h>
      <text:p text:style-name="P2"/>
      <text:p text:style-name="P2">После запуска инсталлятора программа будет установлена в выбранную директорию (по умолчанию в Program Files/MathStylePro или в Program Files(x86)/MathStylePro.</text:p>
      <text:p text:style-name="P2"/>
      <text:p text:style-name="P2">Запуск программы осуществляется через значок, созданный в процессе установки на рабочем столе, или через соответствующий пункт меню “Пуск”.</text:p>
      <text:p text:style-name="P2"/>
      <text:p text:style-name="P2">Окно программы содержит</text:p>
      <text:list xml:id="list1792650416" text:style-name="L3">
        <text:list-item>
          <text:p text:style-name="P9">Библиотеку задач — это набор цветных вкладок, представляющих из себя классификатор задач, решаемых программой.</text:p>
        </text:list-item>
        <text:list-item>
          <text:p text:style-name="P9">Навигатор, который позволяет производить быстрый выбор задачи из библиотеки по ключевым словам, описывающим ее тип.</text:p>
        </text:list-item>
        <text:list-item>
          <text:p text:style-name="P9">Область ввода условия задачи выбранного типа.</text:p>
        </text:list-item>
        <text:list-item>
          <text:p text:style-name="P9"><text:soft-page-break/>Окна с решениями задач, которые открываются после нажатия кнопки «решить».</text:p>
        </text:list-item>
      </text:list>
      <text:p text:style-name="P2"/>
      <text:h text:style-name="P18" text:outline-level="2"><text:bookmark-start text:name="__RefHeading__300_696563698"/>Ввод данных<text:bookmark-end text:name="__RefHeading__300_696563698"/></text:h>
      <text:p text:style-name="P2"/>
      <text:list xml:id="list1969073047" text:style-name="L4">
        <text:list-item>
          <text:p text:style-name="P10">Выберите тип задачи, которую хотите решить. Полный перечень типов задач можно просмотреть <text:span text:style-name="T3">здесь</text:span><text:span text:style-name="T4"> (около двух десятков уравнений, неравенств и систем разного типа). </text:span></text:p>
          <text:p text:style-name="P11">Для выбора типа задачи можно использовать панель навигатора с ключевыми словами, или цветные вкладки библиотеки задач.</text:p>
          <text:p text:style-name="P11"/>
          <text:p text:style-name="P11">При использовании панели с ключевыми словами, последовательно выберите те ключевые слова, которые наиболее точно описывают тип решаемой задачи. Во вкладке “Выбранные” отображается список задач, соответствующих выбранным ключевым словам. Окончательный выбор задачи осуществляется из этого списка задач.</text:p>
          <text:p text:style-name="P10"><text:span text:style-name="T8">Например</text:span><text:span text:style-name="T4">, для решения уравнения 4</text:span><text:span text:style-name="T3">sin</text:span><text:span text:style-name="T7">x</text:span><text:span text:style-name="T4">+2</text:span><text:span text:style-name="T3">cos</text:span><text:span text:style-name="T7">x</text:span><text:span text:style-name="T4"> = 1, вы должны выбрать слова “уравнение”, “тригонометрическое”, “линейное”. Во вкладке “Выбранные” останется один элемент, выбрав который, откроется форма ввода коэффициентов уравнения </text:span><text:span text:style-name="T7">a</text:span><text:span text:style-name="T3">sin</text:span><text:span text:style-name="T7">x</text:span><text:span text:style-name="T4">+</text:span><text:span text:style-name="T7">b</text:span><text:span text:style-name="T3">cos</text:span><text:span text:style-name="T7">x</text:span><text:span text:style-name="T4">=</text:span><text:span text:style-name="T7">c.</text:span></text:p>
          <text:p text:style-name="P12">При использовании цветных вкладок, необходимо сначала отнести задачу к одной из категорий — уравнения, неравенства, системы уравнений, системы неравенств и т. д. Внутри каждой категории производится деление по типу выражений — линейные, квадратные, тригонометрические и т. д. или по размеру системы уравнений.</text:p>
          <text:p text:style-name="P10"><text:span text:style-name="T11">Например</text:span><text:span text:style-name="T12">, <text:s/>рассмотренное выше уравнение находится во вкладке «Уравнения», в папке «Другие — тригонометрические», тип — линейное.</text:span></text:p>
          <text:p text:style-name="P12"/>
          <text:p text:style-name="P10">Программа не поддерживает ввод условия задачи в свободной форме. Это значит, что если вашей задачи в списке нет, то программа ее решить не сможет. К сожалению, такие ситуации встречаются.</text:p>
          <text:p text:style-name="P13"><text:span text:style-name="T5">Если вашей задачи в списке нет, пожалуйста, убедитесь, что задача является типовой школьной задачей по алгебре. Пришлите, пожалуйста, условие задачи на почту </text:span><text:a xlink:type="simple" xlink:href="mailto:support@mathstyle.pro"><text:span text:style-name="T5">support@mathstyle.pro</text:span></text:a><text:span text:style-name="T5">. Ваше письмо обязательно получит автор программы, который включит задачу в библиотеку решаемых задач. При включении задачи, присланной вами, в программу, вы гарантированно получаете бесплатную лицензию для обновленной версии программы.</text:span></text:p>
          <text:p text:style-name="P10"/>
        </text:list-item>
        <text:list-item>
          <text:p text:style-name="P10">Введите коэффициенты. Редактировать можно только те коэффициенты, которые выделены синим (по умолчанию) цветом. </text:p>
        </text:list-item>
      </text:list>
      <text:list xml:id="list1416010996" text:style-name="L5">
        <text:list-item>
          <text:p text:style-name="P16">При движении мыши активизируются отдельные части формулы. Активизированные в настоящий момент части формулы обводятся в прямоугольник.</text:p>
        </text:list-item>
        <text:list-item>
          <text:p text:style-name="P16">При совершении одиночного щелчка, активизированная часть формулы считается выбиранной и обводится в прямоугольник. Если этого не произошло, то эту часть формулы редактировать нельзя.</text:p>
        </text:list-item>
        <text:list-item>
          <text:p text:style-name="P16">Выбранная часть формулы редактируется при помощи панели инструментов с кнопками.</text:p>
        </text:list-item>
        <text:list-item>
          <text:p text:style-name="P16">Если выбрано число, то при совершении двойного щелчка его можно редактировать. Принимаются только десятичные дроби в диапазоне от -1000 до 1000 с четырьмя знаками после запятой. Для ввода произвольных дробей вида (n/m) необходимо использовать кнопку (a/b) и отдельно ввести числитель и знаменатель.</text:p>
        </text:list-item>
        <text:list-item>
          <text:p text:style-name="P16"><text:soft-page-break/>В неравенствах тип неравенства меняется путем щелчка мыши над знаком неравенства. В предлагаемом окне нужно выбрать новый тип неравенства (например, вместо x+1&gt;0 выбрать x+1&lt;0).</text:p>
        </text:list-item>
        <text:list-item>
          <text:p text:style-name="P16">Для создания системы линейных уравнений с произвольным количеством уравнений и неизвестных, нажмите кнопку “Создать” во вкладке “Системы”. В появившемся окне введите количество уравнений и неизвестных (оба не более 10).</text:p>
          <text:p text:style-name="P16"/>
        </text:list-item>
      </text:list>
      <text:h text:style-name="P18" text:outline-level="2"><text:bookmark-start text:name="__RefHeading__302_696563698"/>Решение задач<text:bookmark-end text:name="__RefHeading__302_696563698"/></text:h>
      <text:p text:style-name="P3"><text:tab/>Решение задач осуществляется нажатием одной кнопки “Решить” (с лампочкой). Иногда на решение требуется значительное время (на старых компьютерах до 10 секунд). Это вызвано тем, что помимо математических операций, программа производит форматирование (оформление) решения, включая отрисовку формул.</text:p>
      <text:p text:style-name="Standard">Решение задачи может закончится одним из трех путей.</text:p>
      <text:list xml:id="list1557123233" text:style-name="L6">
        <text:list-item>
          <text:p text:style-name="P14">Решение получено. В этом случае откроется окно с пошаговым решением задачи.</text:p>
        </text:list-item>
        <text:list-item>
          <text:p text:style-name="P14">В процессе решения исходная задача свелась к уравнению, которое решений не имеет. В этом случае возникнет соответствующее сообщение, и откроется окно с решением задачи. В конце решения будет указана причина, по которой решение не может быть продолжено.</text:p>
        </text:list-item>
        <text:list-item>
          <text:p text:style-name="P14">В процессе решения выяснилось, что не все коэффициенты уравнения заданы. Проверьте условие задачи.</text:p>
        </text:list-item>
      </text:list>
      <text:h text:style-name="P18" text:outline-level="2"><text:bookmark-start text:name="__RefHeading__304_696563698"/>Просмотр решения<text:bookmark-end text:name="__RefHeading__304_696563698"/></text:h>
      <text:p text:style-name="P3"><text:tab/>Используйте полосу прокрутки, а также кнопки “увеличить” и “уменьшить”. Решение также можно сохранить в формате PDF («экспорт в PDF») или вывести на печать.</text:p>
      <text:p text:style-name="P3">Внимание: При экспорте решения в формат PDF размер листа <text:s/>A4 жестко задан. Если в решении присутствуют слишком длинные выкладки, то они будут обрезаться по правому краю (если не удастся их перенести на новую строку).</text:p>
      <text:h text:style-name="Heading_20_2" text:outline-level="2"><text:bookmark-start text:name="__RefHeading__538_696563698"/>Генерация задач выбранного типа<text:bookmark-end text:name="__RefHeading__538_696563698"/></text:h>
      <text:p text:style-name="P3">Функция генерации задач является одной из основных функций в программе и преследует цель дать возможность натренировать себя в решении задач определенного класса. </text:p>
      <text:p text:style-name="P3">При нажатии на указанную кнопку будет произведена рандмизация коэффициентов в условии задачи выбранного типа. Сгенерированную задачу предлагается решить самому пользователю, после чего он будет иметь возможность сравнить свое решение с решением программы.</text:p>
      <text:p text:style-name="P3">Внимание: в настоящей версии программа может генерировать не все задачи, которые входят в библиотеку решаемых ей же задач.</text:p>
      <text:p text:style-name="P3"/>
      <text:h text:style-name="P18" text:outline-level="2"><text:bookmark-start text:name="__RefHeading__306_696563698"/>Прочие возможности<text:bookmark-end text:name="__RefHeading__306_696563698"/></text:h>
      <text:p text:style-name="P3"><text:tab/>Сохранение и чтение условия в файл.</text:p>
      <text:p text:style-name="P3">Чтобы не тратить время на повторный ввод условия при следующем запуске, есть возможность сохранять и загружать из файла условия задачи. Для сохранения выберите тип задачи и нажмите кнопку “Сохранить”. Для загрузки нажмите кнопку “Открыть” и следуйте инструкциям. Прочитанное из файла условие будет внутри <text:s/>вкладки “Сохранённые”.</text:p>
      <text:h text:style-name="Heading_20_1" text:outline-level="1"><text:bookmark-start text:name="__RefHeading__310_696563698"/><text:soft-page-break/>Примеры<text:bookmark-end text:name="__RefHeading__310_696563698"/></text:h>
      <text:h text:style-name="Heading_20_2" text:outline-level="2"><text:bookmark-start text:name="__RefHeading__531_696563698"/>Решить квадратное уравнение<text:bookmark-end text:name="__RefHeading__531_696563698"/></text:h>
      <text:p text:style-name="P4">Решить квадратное уравнение<text:span text:style-name="T4"> </text:span><text:span text:style-name="T7">x</text:span><text:span text:style-name="T1">2</text:span><text:span text:style-name="T4">+5</text:span><text:span text:style-name="T7">x</text:span><text:span text:style-name="T4">+6 = 0.</text:span></text:p>
      <text:p text:style-name="Text_20_body">Указанное уравнение является квадратным. Сначала выбираем тип задачи. В библиотеке задач во вкладке «Уравнения» заходим в папку «полиномиальные» уравнения. В этой папке выбираем тип «квадратное уравнение».</text:p>
      <text:p text:style-name="Text_20_body">В редакторе формул исправляем коэффициенты уравнения на нужные. Чтобы исправить коэффициент на число достаточно на него кликнуть двойным щелчком.</text:p>
      <text:p text:style-name="Text_20_body">Нажимаем кнопку «Решить».</text:p>
      <text:h text:style-name="Heading_20_2" text:outline-level="2"><text:bookmark-start text:name="__RefHeading__314_696563698"/>Решить однородное тригонометрическое уравнение <text:bookmark-end text:name="__RefHeading__314_696563698"/></text:h>
      <text:p text:style-name="P4">Решить уравнение <text:span text:style-name="T4">2</text:span>cos<text:span text:style-name="T1">2</text:span><text:span text:style-name="T7">x</text:span><text:span text:style-name="T4"> + 3/2 </text:span>sin<text:span text:style-name="T7">x</text:span>cos<text:span text:style-name="T7">x</text:span><text:span text:style-name="T4"> + 4</text:span>sin<text:span text:style-name="T1">2</text:span><text:span text:style-name="T7">x</text:span><text:span text:style-name="T4">=0</text:span>.</text:p>
      <text:p text:style-name="P17">Указанное уравнение является однородным тригонометрическим уравнением второй степени, его следует искать во вкладке «Уравнения» в папке «Однородные тригонометрические». Также его можно найти, пользуясь навигатором, по ключевым словам «уравнение», «однородное», «тригонометрическое».</text:p>
      <text:p text:style-name="Text_20_body"><text:span text:style-name="T9">Коэффициенты при </text:span><text:span text:style-name="T10">cos</text:span><text:span text:style-name="T2">2</text:span><text:span text:style-name="T9">x и </text:span><text:span text:style-name="T10">sin</text:span><text:span text:style-name="T2">2</text:span><text:span text:style-name="T9">x вводятся двойным щелчком мыши. Коэффициент при </text:span><text:span text:style-name="T10">sin</text:span><text:span text:style-name="T6">x</text:span><text:span text:style-name="T10">cos</text:span><text:span text:style-name="T6">x</text:span><text:span text:style-name="T9"> представляет собой дробь. Чтобы ее задать, нужно кликнуть на коэффициенте при <text:s/></text:span><text:span text:style-name="T10">sin</text:span><text:span text:style-name="T6">x</text:span><text:span text:style-name="T10">cos</text:span><text:span text:style-name="T6">x</text:span><text:span text:style-name="T9">, затем в панели с кнопками редактирования выбрать дробь (кнопка с надписью a/b). Числитель и знаменатель дроби редактируются двойным щелчком мыши.</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Рис."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0T02:13:29</meta:creation-date>
    <dc:date>2013-05-02T23:34:49</dc:date>
    <meta:editing-duration>PT3H41M1S</meta:editing-duration>
    <meta:editing-cycles>13</meta:editing-cycles>
    <meta:generator>LibreOffice/3.5$Linux_X86_64 LibreOffice_project/350m1$Build-403</meta:generator>
    <meta:document-statistic meta:table-count="0" meta:image-count="0" meta:object-count="0" meta:page-count="5" meta:paragraph-count="103" meta:word-count="1245" meta:character-count="9247" meta:non-whitespace-character-count="8126"/>
  </office:meta>
</office:document-meta>
</file>